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B400000081A9629032.jpg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="none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1cm" style:rel-column-width="3435*"/>
    </style:style>
    <style:style style:name="Tabella1.B" style:family="table-column">
      <style:table-column-properties style:column-width="0.965cm" style:rel-column-width="3448*"/>
    </style:style>
    <style:style style:name="Tabella1.H" style:family="table-column">
      <style:table-column-properties style:column-width="0.967cm" style:rel-column-width="3454*"/>
    </style:style>
    <style:style style:name="Tabella1.I" style:family="table-column">
      <style:table-column-properties style:column-width="0.185cm" style:rel-column-width="661*"/>
    </style:style>
    <style:style style:name="Tabella1.J" style:family="table-column">
      <style:table-column-properties style:column-width="0.97cm" style:rel-column-width="3467*"/>
    </style:style>
    <style:style style:name="Tabella1.Q" style:family="table-column">
      <style:table-column-properties style:column-width="0.968cm" style:rel-column-width="3461*"/>
    </style:style>
    <style:style style:name="Tabella1.R" style:family="table-column">
      <style:table-column-properties style:column-width="0.734cm" style:rel-column-width="2622*"/>
    </style:style>
    <style:style style:name="Tabella1.S" style:family="table-column">
      <style:table-column-properties style:column-width="1.944cm" style:rel-column-width="6945*"/>
    </style:style>
    <style:style style:name="Tabella1.1" style:family="table-row">
      <style:table-row-properties style:min-row-height="0.249cm"/>
    </style:style>
    <style:style style:name="Tabella1.A1" style:family="table-cell">
      <style:table-cell-properties fo:padding="0cm" fo:border="0.002cm solid #000000"/>
    </style:style>
    <style:style style:name="Tabella1.R1" style:family="table-cell">
      <style:table-cell-properties fo:background-color="#ffffff" fo:padding="0cm" fo:border="none">
        <style:background-image/>
      </style:table-cell-properties>
    </style:style>
    <style:style style:name="Tabella1.A2" style:family="table-cell">
      <style:table-cell-properties fo:padding="0cm" fo:border-left="0.002cm solid #000000" fo:border-right="none" fo:border-top="none" fo:border-bottom="0.002cm solid #000000"/>
    </style:style>
    <style:style style:name="Tabella1.I2" style:family="table-cell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a1.J2" style:family="table-cell">
      <style:table-cell-properties fo:padding="0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none"/>
    </style:style>
    <style:style style:name="Tabella1.A4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4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R4" style:family="table-cell">
      <style:table-cell-properties fo:padding="0.097cm" fo:border-left="0.002cm solid #000000" fo:border-right="none" fo:border-top="none" fo:border-bottom="none"/>
    </style:style>
    <style:style style:name="Tabella1.S4" style:family="table-cell">
      <style:table-cell-properties fo:background-color="#83caff" fo:padding="0cm" fo:border="0.002cm solid #000000">
        <style:background-image/>
      </style:table-cell-properties>
    </style:style>
    <style:style style:name="Tabella1.A5" style:family="table-cell">
      <style:table-cell-properties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6" style:family="table-row">
      <style:table-row-properties style:row-height="0.416cm"/>
    </style:style>
    <style:style style:name="Tabella1.A6" style:family="table-cell">
      <style:table-cell-properties fo:background-color="#ffd320" fo:padding="0cm" fo:border-left="0.002cm solid #000000" fo:border-right="none" fo:border-top="none" fo:border-bottom="0.002cm solid #000000">
        <style:background-image/>
      </style:table-cell-properties>
    </style:style>
    <style:style style:name="Tabella1.R6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1.S6" style:family="table-cell">
      <style:table-cell-properties style:vertical-align="middle" fo:background-color="#ffd320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la1.A8" style:family="table-cell">
      <style:table-cell-properties fo:padding="0.097cm" fo:border-left="0.002cm solid #000000" fo:border-right="none" fo:border-top="none" fo:border-bottom="0.002cm solid #000000"/>
    </style:style>
    <style:style style:name="Tabella1.I8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ella1.A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8.348cm" fo:margin-left="0cm" fo:margin-right="-0.012cm" table:align="margins"/>
    </style:style>
    <style:style style:name="Tabella2.A" style:family="table-column">
      <style:table-column-properties style:column-width="2.083cm" style:rel-column-width="7440*"/>
    </style:style>
    <style:style style:name="Tabella2.B" style:family="table-column">
      <style:table-column-properties style:column-width="10.984cm" style:rel-column-width="39232*"/>
    </style:style>
    <style:style style:name="Tabella2.C" style:family="table-column">
      <style:table-column-properties style:column-width="2.482cm" style:rel-column-width="8867*"/>
    </style:style>
    <style:style style:name="Tabella2.D" style:family="table-column">
      <style:table-column-properties style:column-width="2.799cm" style:rel-column-width="999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48cm" fo:margin-left="0cm" fo:margin-right="-0.012cm" table:align="margins"/>
    </style:style>
    <style:style style:name="Tabella8.A" style:family="table-column">
      <style:table-column-properties style:column-width="2.083cm" style:rel-column-width="7440*"/>
    </style:style>
    <style:style style:name="Tabella8.B" style:family="table-column">
      <style:table-column-properties style:column-width="10.984cm" style:rel-column-width="39232*"/>
    </style:style>
    <style:style style:name="Tabella8.C" style:family="table-column">
      <style:table-column-properties style:column-width="2.482cm" style:rel-column-width="8867*"/>
    </style:style>
    <style:style style:name="Tabella8.D" style:family="table-column">
      <style:table-column-properties style:column-width="2.799cm" style:rel-column-width="9996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3" style:family="table">
      <style:table-properties style:width="7.9cm" fo:margin-left="10.432cm" fo:margin-right="0.004cm" table:align="margins" style:may-break-between-rows="false"/>
    </style:style>
    <style:style style:name="Tabella3.A" style:family="table-column">
      <style:table-column-properties style:column-width="7.9cm" style:rel-column-width="65535*"/>
    </style:style>
    <style:style style:name="Tabella3.1" style:family="table-row">
      <style:table-row-properties style:min-row-height="1.021cm"/>
    </style:style>
    <style:style style:name="Tabella3.A1" style:family="table-cell">
      <style:table-cell-properties style:vertical-align="middle" fo:padding="0.097cm" fo:border="0.018cm solid #000000"/>
    </style:style>
    <style:style style:name="Tabella4" style:family="table">
      <style:table-properties style:width="8.394cm" table:align="right" style:shadow="none"/>
    </style:style>
    <style:style style:name="Tabella4.A" style:family="table-column">
      <style:table-column-properties style:column-width="8.394cm"/>
    </style:style>
    <style:style style:name="Tabella4.A1" style:family="table-cell">
      <style:table-cell-properties fo:padding="0.097cm" fo:border="none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8pt" fo:font-style="normal" fo:font-weight="bold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5" style:family="paragraph" style:parent-style-name="Standard">
      <style:text-properties style:font-name="Verdana" fo:font-size="10pt" style:font-size-asian="10pt" style:font-size-complex="10pt"/>
    </style:style>
    <style:style style:name="P1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21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italic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2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2pt" style:font-name-asian="SimSun" style:font-size-asian="12pt" style:font-name-complex="Tahoma" style:font-size-complex="12pt"/>
    </style:style>
    <style:style style:name="P32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33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>
      <style:paragraph-properties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8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.009cm" fo:text-align="end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 fo:background-color="#e6e6e6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 fo:background-color="#e6e6e6">
        <style:tab-stops>
          <style:tab-stop style:position="1.852cm"/>
        </style:tab-stops>
        <style:background-image/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center" style:justify-single-word="false" fo:background-color="#ffd320">
        <style:background-image/>
      </style:paragraph-properties>
      <style:text-properties style:font-name="Arial" fo:font-size="5pt" style:font-size-asian="5pt" style:font-size-complex="5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55cm" fo:margin-right="-0.021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style:text-rotation-angle="90" style:text-rotation-scale="line-height"/>
    </style:style>
    <style:style style:name="T6" style:family="text">
      <style:text-properties fo:font-size="8pt" style:font-name-asian="SimSun" style:font-size-asian="8pt" style:font-name-complex="Tahoma" style:font-size-complex="8pt"/>
    </style:style>
    <style:style style:name="T7" style:family="text">
      <style:text-properties fo:font-size="7pt" style:font-size-asian="7pt" style:font-size-complex="7pt" style:text-rotation-angle="90" style:text-rotation-scale="line-heigh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name-asian="SimSun" style:font-name-complex="Tahom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2" style:family="text">
      <style:text-properties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3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style:text-underline-style="none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20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solid" draw:stroke-dash="Line_20_with_20_Fine_20_Dots" svg:stroke-width="0.049cm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4"><text:span text:style-name="T9"><text:text-input text:description="&lt;if test=&quot;o.state == 'draft'&quot;&gt;">if stato</text:text-input></text:span><text:span text:style-name="T9"> </text:span></text:p>
            <text:p text:style-name="P5"><text:span text:style-name="T1">PREVENTIVO: </text:span><text:span text:style-name="T1"><text:placeholder text:placeholder-type="text">&lt;o.name&gt;</text:placeholder></text:span><text:span text:style-name="T1"> </text:span><text:line-break/><text:span text:style-name="T14">DATA <text:s/></text:span><text:span text:style-name="T14"><text:placeholder text:placeholder-type="text">&lt;o.date_order&gt;</text:placeholder></text:span><text:tab/></text:p>
            <text:p text:style-name="P2"><text:text-input text:description="&lt;/if&gt;">end if</text:text-input></text:p>
            <text:p text:style-name="P4"><text:span text:style-name="T9"><text:text-input text:description="&lt;if test=&quot;o.state != 'draft'&quot;&gt;">if stato</text:text-input></text:span><text:span text:style-name="T9"> </text:span></text:p>
            <text:p text:style-name="P6"><text:span text:style-name="T1">CONFERMA D'ORDINE: </text:span><text:span text:style-name="T2"><text:placeholder text:placeholder-type="text">&lt;o.name&gt;</text:placeholder></text:span><text:span text:style-name="T3"><text:line-break/></text:span><text:span text:style-name="T15">DATA <text:s/></text:span><text:span text:style-name="T15"><text:placeholder text:placeholder-type="text">&lt;o.date_order&gt;</text:placeholder></text:span><text:span text:style-name="T15"><text:line-break/></text:span><text:span text:style-name="T18"><text:text-input text:description="&lt;/if&gt;">end if</text:text-input></text:span></text:p>
          </table:table-cell>
          <table:table-cell table:style-name="Tabella5.A1" office:value-type="string">
            <text:p text:style-name="P29">Sig. / Sig.ra</text:p>
            <text:p text:style-name="P31"><text:span text:style-name="T22"><text:placeholder text:placeholder-type="text">&lt;o.partner_id.name&gt;</text:placeholder></text:span><text:span text:style-name="T22"> </text:span></text:p>
            <text:p text:style-name="P20"><text:text-input text:description="&lt;o.partner_order_id.street&gt;">partner_order_id .street</text:text-input></text:p>
            <text:p text:style-name="P20"><text:span text:style-name="T16"><text:text-input text:description="&lt;o.partner_invoice_id.zip&gt;">partner_invoice_id.zip</text:text-input></text:span><text:span text:style-name="T16"> </text:span><text:span text:style-name="T16"><text:text-input text:description="&lt;o.partner_invoice_id.city&gt;">partner_invoice_id.zip</text:text-input></text:span><text:span text:style-name="T16"><text:line-break/></text:span><text:span text:style-name="T24">Tel.:</text:span><text:span text:style-name="T21"> </text:span><text:span text:style-name="T21"><text:text-input text:description="&lt;o.partner_order_id.phone&gt;">partner_order_id.zip</text:text-input></text:span><text:span text:style-name="T21"> </text:span></text:p>
            <text:p text:style-name="P30">Email:<text:span text:style-name="T17"> </text:span><text:span text:style-name="T17"><text:text-input text:description="&lt;o.partner_order_id.email&gt;">partner_order_id.zip</text:text-input></text:span></text:p>
          </table:table-cell>
        </table:table-row>
      </table:table>
      <text:p text:style-name="Standard"/>
      <table:table table:name="Tabella1" table:style-name="Tabella1">
        <table:table-column table:style-name="Tabella1.A"/>
        <table:table-column table:style-name="Tabella1.B" table:number-columns-repeated="6"/>
        <table:table-column table:style-name="Tabella1.H"/>
        <table:table-column table:style-name="Tabella1.I"/>
        <table:table-column table:style-name="Tabella1.J" table:number-columns-repeated="7"/>
        <table:table-column table:style-name="Tabella1.Q"/>
        <table:table-column table:style-name="Tabella1.R"/>
        <table:table-column table:style-name="Tabella1.S"/>
        <table:table-row table:style-name="Tabella1.1">
          <table:table-cell table:style-name="Tabella1.A1" table:number-columns-spanned="17" office:value-type="string">
            <text:p text:style-name="P40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1"/>
          </table:table-cell>
          <table:table-cell table:style-name="Tabella1.R1" office:value-type="string">
            <text:p text:style-name="P11"/>
          </table:table-cell>
        </table:table-row>
        <table:table-row>
          <table:table-cell table:style-name="Tabella1.A2" table:number-columns-spanned="8" office:value-type="string">
            <text:p text:style-name="P41"><text:s text:c="30"/>LATO DX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2" office:value-type="string">
            <text:p text:style-name="P41"/>
          </table:table-cell>
          <table:table-cell table:style-name="Tabella1.J2" table:number-columns-spanned="8" office:value-type="string">
            <text:p text:style-name="P41">LATO 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1" office:value-type="string">
            <text:p text:style-name="P11"/>
          </table:table-cell>
          <table:table-cell table:style-name="Tabella1.R1" office:value-type="string">
            <text:p text:style-name="P11"/>
          </table:table-cell>
        </table:table-row>
        <table:table-row>
          <table:table-cell table:style-name="Tabella1.A3" table:number-columns-spanned="19" office:value-type="string">
            <text:p text:style-name="P25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32"><text:span text:style-name="T22"><text:placeholder text:placeholder-type="text">&lt;t[8]&gt;</text:placeholder></text:span><text:span text:style-name="T22"> </text:span></text:p>
          </table:table-cell>
          <table:table-cell table:style-name="Tabella1.A4" office:value-type="string">
            <text:p text:style-name="P33"><text:placeholder text:placeholder-type="text">&lt;t[7]&gt;</text:placeholder></text:p>
          </table:table-cell>
          <table:table-cell table:style-name="Tabella1.A4" office:value-type="string">
            <text:p text:style-name="P33"><text:placeholder text:placeholder-type="text">&lt;t[6]&gt;</text:placeholder></text:p>
          </table:table-cell>
          <table:table-cell table:style-name="Tabella1.A4" office:value-type="string">
            <text:p text:style-name="P33"><text:placeholder text:placeholder-type="text">&lt;t[5]&gt;</text:placeholder></text:p>
          </table:table-cell>
          <table:table-cell table:style-name="Tabella1.A4" office:value-type="string">
            <text:p text:style-name="P33"><text:placeholder text:placeholder-type="text">&lt;t[4]&gt;</text:placeholder></text:p>
          </table:table-cell>
          <table:table-cell table:style-name="Tabella1.A4" office:value-type="string">
            <text:p text:style-name="P33"><text:placeholder text:placeholder-type="text">&lt;t[3]&gt;</text:placeholder></text:p>
          </table:table-cell>
          <table:table-cell table:style-name="Tabella1.A4" office:value-type="string">
            <text:p text:style-name="P33"><text:placeholder text:placeholder-type="text">&lt;t[2]&gt;</text:placeholder></text:p>
          </table:table-cell>
          <table:table-cell table:style-name="Tabella1.A4" office:value-type="string">
            <text:p text:style-name="P33"><text:placeholder text:placeholder-type="text">&lt;t[1]&gt;</text:placeholder></text:p>
          </table:table-cell>
          <table:table-cell table:style-name="Tabella1.I4" office:value-type="string">
            <text:p text:style-name="P33"/>
          </table:table-cell>
          <table:table-cell table:style-name="Tabella1.A4" office:value-type="string">
            <text:p text:style-name="P33"><text:placeholder text:placeholder-type="text">&lt;t[9]&gt;</text:placeholder></text:p>
          </table:table-cell>
          <table:table-cell table:style-name="Tabella1.A4" office:value-type="string">
            <text:p text:style-name="P33"><text:placeholder text:placeholder-type="text">&lt;t[10]&gt;</text:placeholder></text:p>
          </table:table-cell>
          <table:table-cell table:style-name="Tabella1.A4" office:value-type="string">
            <text:p text:style-name="P33"><text:placeholder text:placeholder-type="text">&lt;t[11]&gt;</text:placeholder></text:p>
          </table:table-cell>
          <table:table-cell table:style-name="Tabella1.A4" office:value-type="string">
            <text:p text:style-name="P33"><text:placeholder text:placeholder-type="text">&lt;t[12]&gt;</text:placeholder></text:p>
          </table:table-cell>
          <table:table-cell table:style-name="Tabella1.A4" office:value-type="string">
            <text:p text:style-name="P33"><text:placeholder text:placeholder-type="text">&lt;t[13]&gt;</text:placeholder></text:p>
          </table:table-cell>
          <table:table-cell table:style-name="Tabella1.A4" office:value-type="string">
            <text:p text:style-name="P33"><text:placeholder text:placeholder-type="text">&lt;t[14]&gt;</text:placeholder></text:p>
          </table:table-cell>
          <table:table-cell table:style-name="Tabella1.A4" office:value-type="string">
            <text:p text:style-name="P33"><text:placeholder text:placeholder-type="text">&lt;t[15]&gt;</text:placeholder></text:p>
          </table:table-cell>
          <table:table-cell table:style-name="Tabella1.A4" office:value-type="string">
            <text:p text:style-name="P33"><text:placeholder text:placeholder-type="text">&lt;t[16]&gt;</text:placeholder></text:p>
          </table:table-cell>
          <table:table-cell table:style-name="Tabella1.R4" office:value-type="string">
            <text:p text:style-name="P12"/>
          </table:table-cell>
          <table:table-cell table:style-name="Tabella1.S4" office:value-type="string">
            <text:p text:style-name="P38"><text:placeholder text:placeholder-type="text">&lt;t[0]&gt;</text:placeholder></text:p>
          </table:table-cell>
        </table:table-row>
        <table:table-row>
          <table:table-cell table:style-name="Tabella1.A5" table:number-columns-spanned="19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2">8</text:p>
          </table:table-cell>
          <table:table-cell table:style-name="Tabella1.A6" office:value-type="string">
            <text:p text:style-name="P42">7</text:p>
          </table:table-cell>
          <table:table-cell table:style-name="Tabella1.A6" office:value-type="string">
            <text:p text:style-name="P42">6</text:p>
          </table:table-cell>
          <table:table-cell table:style-name="Tabella1.A6" office:value-type="string">
            <text:p text:style-name="P42">5</text:p>
          </table:table-cell>
          <table:table-cell table:style-name="Tabella1.A6" office:value-type="string">
            <text:p text:style-name="P42">4</text:p>
          </table:table-cell>
          <table:table-cell table:style-name="Tabella1.A6" office:value-type="string">
            <text:p text:style-name="P42">3</text:p>
          </table:table-cell>
          <table:table-cell table:style-name="Tabella1.A6" office:value-type="string">
            <text:p text:style-name="P42">2</text:p>
          </table:table-cell>
          <table:table-cell table:style-name="Tabella1.A6" office:value-type="string">
            <text:p text:style-name="P42">1</text:p>
          </table:table-cell>
          <table:table-cell table:style-name="Tabella1.A6" office:value-type="string">
            <text:p text:style-name="P42"/>
          </table:table-cell>
          <table:table-cell table:style-name="Tabella1.A6" office:value-type="string">
            <text:p text:style-name="P42">1</text:p>
          </table:table-cell>
          <table:table-cell table:style-name="Tabella1.A6" office:value-type="string">
            <text:p text:style-name="P42">2</text:p>
          </table:table-cell>
          <table:table-cell table:style-name="Tabella1.A6" office:value-type="string">
            <text:p text:style-name="P42">3</text:p>
          </table:table-cell>
          <table:table-cell table:style-name="Tabella1.A6" office:value-type="string">
            <text:p text:style-name="P42">4</text:p>
          </table:table-cell>
          <table:table-cell table:style-name="Tabella1.A6" office:value-type="string">
            <text:p text:style-name="P42">5</text:p>
          </table:table-cell>
          <table:table-cell table:style-name="Tabella1.A6" office:value-type="string">
            <text:p text:style-name="P42">6</text:p>
          </table:table-cell>
          <table:table-cell table:style-name="Tabella1.A6" office:value-type="string">
            <text:p text:style-name="P42">7</text:p>
          </table:table-cell>
          <table:table-cell table:style-name="Tabella1.A6" office:value-type="string">
            <text:p text:style-name="P42">8</text:p>
          </table:table-cell>
          <table:table-cell table:style-name="Tabella1.R6" office:value-type="string">
            <text:p text:style-name="P35"/>
          </table:table-cell>
          <table:table-cell table:style-name="Tabella1.S6" office:value-type="string">
            <text:p text:style-name="P37">TUTTI</text:p>
          </table:table-cell>
        </table:table-row>
        <table:table-row>
          <table:table-cell table:style-name="Tabella1.A5" table:number-columns-spanned="19" office:value-type="string">
            <text:p text:style-name="P25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32"><text:span text:style-name="T22"><text:placeholder text:placeholder-type="text">&lt;t[8]&gt;</text:placeholder></text:span><text:span text:style-name="T22"> </text:span></text:p>
          </table:table-cell>
          <table:table-cell table:style-name="Tabella1.A8" office:value-type="string">
            <text:p text:style-name="P33"><text:placeholder text:placeholder-type="text">&lt;t[7]&gt;</text:placeholder></text:p>
          </table:table-cell>
          <table:table-cell table:style-name="Tabella1.A8" office:value-type="string">
            <text:p text:style-name="P33"><text:placeholder text:placeholder-type="text">&lt;t[6]&gt;</text:placeholder></text:p>
          </table:table-cell>
          <table:table-cell table:style-name="Tabella1.A8" office:value-type="string">
            <text:p text:style-name="P33"><text:placeholder text:placeholder-type="text">&lt;t[5]&gt;</text:placeholder></text:p>
          </table:table-cell>
          <table:table-cell table:style-name="Tabella1.A8" office:value-type="string">
            <text:p text:style-name="P33"><text:placeholder text:placeholder-type="text">&lt;t[4]&gt;</text:placeholder></text:p>
          </table:table-cell>
          <table:table-cell table:style-name="Tabella1.A8" office:value-type="string">
            <text:p text:style-name="P33"><text:placeholder text:placeholder-type="text">&lt;t[3]&gt;</text:placeholder></text:p>
          </table:table-cell>
          <table:table-cell table:style-name="Tabella1.A8" office:value-type="string">
            <text:p text:style-name="P33"><text:placeholder text:placeholder-type="text">&lt;t[2]&gt;</text:placeholder></text:p>
          </table:table-cell>
          <table:table-cell table:style-name="Tabella1.A8" office:value-type="string">
            <text:p text:style-name="P33"><text:placeholder text:placeholder-type="text">&lt;t[1]&gt;</text:placeholder></text:p>
          </table:table-cell>
          <table:table-cell table:style-name="Tabella1.I8" office:value-type="string">
            <text:p text:style-name="P33"/>
          </table:table-cell>
          <table:table-cell table:style-name="Tabella1.A8" office:value-type="string">
            <text:p text:style-name="P33"><text:placeholder text:placeholder-type="text">&lt;t[9]&gt;</text:placeholder></text:p>
          </table:table-cell>
          <table:table-cell table:style-name="Tabella1.A8" office:value-type="string">
            <text:p text:style-name="P33"><text:placeholder text:placeholder-type="text">&lt;t[10]&gt;</text:placeholder></text:p>
          </table:table-cell>
          <table:table-cell table:style-name="Tabella1.A8" office:value-type="string">
            <text:p text:style-name="P33"><text:placeholder text:placeholder-type="text">&lt;t[11]&gt;</text:placeholder></text:p>
          </table:table-cell>
          <table:table-cell table:style-name="Tabella1.A8" office:value-type="string">
            <text:p text:style-name="P33"><text:placeholder text:placeholder-type="text">&lt;t[12]&gt;</text:placeholder></text:p>
          </table:table-cell>
          <table:table-cell table:style-name="Tabella1.A8" office:value-type="string">
            <text:p text:style-name="P33"><text:placeholder text:placeholder-type="text">&lt;t[13]&gt;</text:placeholder></text:p>
          </table:table-cell>
          <table:table-cell table:style-name="Tabella1.A8" office:value-type="string">
            <text:p text:style-name="P33"><text:placeholder text:placeholder-type="text">&lt;t[14]&gt;</text:placeholder></text:p>
          </table:table-cell>
          <table:table-cell table:style-name="Tabella1.A8" office:value-type="string">
            <text:p text:style-name="P33"><text:placeholder text:placeholder-type="text">&lt;t[15]&gt;</text:placeholder></text:p>
          </table:table-cell>
          <table:table-cell table:style-name="Tabella1.A8" office:value-type="string">
            <text:p text:style-name="P33"><text:placeholder text:placeholder-type="text">&lt;t[16]&gt;</text:placeholder></text:p>
          </table:table-cell>
          <table:table-cell table:style-name="Tabella1.R4" office:value-type="string">
            <text:p text:style-name="P12"/>
          </table:table-cell>
          <table:table-cell table:style-name="Tabella1.J2" office:value-type="string">
            <text:p text:style-name="P36"><text:placeholder text:placeholder-type="text">&lt;t[0]&gt;</text:placeholder></text:p>
          </table:table-cell>
        </table:table-row>
        <table:table-row>
          <table:table-cell table:style-name="Tabella1.A9" table:number-columns-spanned="19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9">Q.</text:p>
          </table:table-cell>
          <table:table-cell table:style-name="Tabella2.A1" office:value-type="string">
            <text:p text:style-name="P10">Operazione</text:p>
          </table:table-cell>
          <table:table-cell table:style-name="Tabella2.A1" office:value-type="string">
            <text:p text:style-name="P9"/>
          </table:table-cell>
          <table:table-cell table:style-name="Tabella2.A1" office:value-type="string">
            <text:p text:style-name="P10">TOTALE EURO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24"><text:text-input text:description="&lt;for each=&quot;item in group_list(o.id)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23"><text:span text:style-name="T10"><text:s/></text:span><text:span text:style-name="T10"><text:placeholder text:placeholder-type="text">&lt;item[0]&gt;</text:placeholder></text:span></text:p>
          </table:table-cell>
          <table:table-cell table:style-name="Tabella8.A1" office:value-type="string">
            <text:p text:style-name="P22">[<text:span text:style-name="T23"><text:placeholder text:placeholder-type="text">&lt;item[1]&gt;</text:placeholder></text:span><text:span text:style-name="T23">] </text:span><text:span text:style-name="T23"><text:placeholder text:placeholder-type="text">&lt;item[2]&gt;</text:placeholder></text:span></text:p>
          </table:table-cell>
          <table:table-cell table:style-name="Tabella8.A1" office:value-type="string">
            <text:p text:style-name="P27"/>
          </table:table-cell>
          <table:table-cell table:style-name="Tabella8.A1" office:value-type="string">
            <text:p text:style-name="P21"><text:span text:style-name="T19"><text:placeholder text:placeholder-type="text">&lt;item[3]&gt;</text:placeholder></text:span> <text:span text:style-name="T20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ext:p text:style-name="P39">TOTALE: <text:placeholder text:placeholder-type="text">&lt;o.amount_untaxed&gt;</text:placeholder> <text:text-input text:description="&lt;o.partner_id.property_product_pricelist.currency_id.symbol&gt;">E</text:text-input></text:p>
          </table:table-cell>
        </table:table-row>
      </table:table>
      <text:p text:style-name="P19"/>
      <text:p text:style-name="P15"/>
      <text:p text:style-name="P43"><text:s/>In attesa di un vostro cenno di conferma, rimanendo a disposizione per un qualsiasi chiarimento, porgiamo distinti saluti.</text:p>
      <text:p text:style-name="P43"/>
      <text:p text:style-name="P44">Poliambulatori San Flaviano</text:p>
      <text:p text:style-name="P44"/>
      <table:table table:name="Tabella4" table:style-name="Tabella4">
        <table:table-column table:style-name="Tabella4.A"/>
        <table:table-row>
          <table:table-cell table:style-name="Tabella4.A1" office:value-type="string">
            <text:p text:style-name="P45">Firma per accettazione</text:p>
          </table:table-cell>
        </table:table-row>
        <table:table-row>
          <table:table-cell table:style-name="Tabella4.A1" office:value-type="string">
            <text:p text:style-name="P46"/>
          </table:table-cell>
        </table:table-row>
        <table:table-row>
          <table:table-cell table:style-name="Tabella4.A1" office:value-type="string">
            <text:p text:style-name="P45">_________________________________________</text:p>
          </table:table-cell>
        </table:table-row>
      </table:table>
      <text:p text:style-name="P34">Privacy policy:</text:p>
      <text:p text:style-name="P18">Informativa privacy</text:p>
      <text:p text:style-name="P18">Responsabile della privacy</text:p>
      <text:p text:style-name="P18">Richiesta consenso trattamento dati</text:p>
      <text:p text:style-name="P18">Richiesta consenso: Invio mail o SMS per preavvisare l'appuntamento</text:p>
      <text:p text:style-name="P16"/>
      <text:p text:style-name="P16">Condizioni del servizio: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6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background-color="#ffffff" text:number-lines="false" text:line-number="0">
        <style:background-image/>
      </style:paragraph-properties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8.369cm" fo:margin-left="0cm" table:align="left"/>
    </style:style>
    <style:style style:name="Tabella6.A" style:family="table-column">
      <style:table-column-properties style:column-width="18.369cm"/>
    </style:style>
    <style:style style:name="Tabella6.1" style:family="table-row">
      <style:table-row-properties style:min-row-height="0.642cm"/>
    </style:style>
    <style:style style:name="Tabella6.A1" style:family="table-cell">
      <style:table-cell-properties style:vertical-align="middle"/>
    </style:style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11pt" style:font-size-asian="11pt" style:font-size-complex="11pt"/>
    </style:style>
    <style:style style:name="MT5" style:family="text">
      <style:text-properties fo:font-size="8pt" style:font-name-asian="SimSun" style:font-size-asian="8pt" style:font-name-complex="Tahoma" style:font-size-complex="8pt"/>
    </style:style>
    <style:style style:name="MT6" style:family="text">
      <style:text-properties style:font-name-asian="SimSun" style:font-name-complex="Tahoma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0" style:family="text">
      <style:text-properties style:font-name="Arial2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1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draw:fill="solid" draw:fill-color="#80808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13.998cm" svg:y="0.36cm" svg:width="4.247cm" svg:height="3.134cm" draw:z-index="7"><draw:image xlink:href="Pictures/10000000000000B400000081A9629032.jpg" xlink:type="simple" xlink:show="embed" xlink:actuate="onLoad"/></draw:frame><text:placeholder text:placeholder-type="text">&lt;setLang(o.partner_id.lang or 'en_EN' or 'it_IT')&gt;</text:placeholder></text:p>
        <text:p text:style-name="MP2"><text:span text:style-name="MT1">Poliambulatori San Flaviano</text:span> <text:span text:style-name="MT2">s.r.l</text:span><text:span text:style-name="MT3">.</text:span><text:line-break/><text:span text:style-name="MT4">P.IVA: IT03273530984</text:span></text:p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3">Orari di apertura: <text:line-break/>Lun a Ven: 9.00 - 20.00 </text:p>
              <text:p text:style-name="MP4"><text:s text:c="10"/>Sab: 9.00 - 14.00</text:p>
              <text:p text:style-name="MP4"/>
            </table:table-cell>
          </table:table-row>
        </table:table>
        <text:p text:style-name="MP5"><draw:a xlink:type="simple" xlink:href="mailto:%20info@poliambulatorisanflaviano.it" office:name="Mail"><draw:frame draw:style-name="Mfr2" draw:name="immagini3" text:anchor-type="as-char" svg:width="1.139cm" svg:height="0.681cm" draw:z-index="5"><draw:image xlink:href="Pictures/100002010000010000000100BFCE657F.png" xlink:type="simple" xlink:show="embed" xlink:actuate="onLoad"/></draw:frame></draw:a><draw:a xlink:type="simple" xlink:href="http://www.facebook.com/pages/Poliambulatori-San-Flaviano/113793738707101" office:name="Gruppo Facebook" office:target-frame-name="_blank" xlink:show="new"><draw:frame draw:style-name="Mfr3" draw:name="immagini1" text:anchor-type="as-char" svg:width="0.781cm" svg:height="0.676cm" draw:z-index="1"><draw:image xlink:href="Pictures/10000201000001000000010003BF77A8.png" xlink:type="simple" xlink:show="embed" xlink:actuate="onLoad"/></draw:frame></draw:a></text:p>
        <text:p text:style-name="MP6"><text:span text:style-name="MT5"><text:tab/></text:span><text:span text:style-name="MT6">pag. </text:span><text:span text:style-name="MT6"><text:page-number text:select-page="current">2</text:page-number></text:span><text:span text:style-name="MT6">/ </text:span><text:span text:style-name="MT6"><text:page-count>2</text:page-count></text:span></text:p>
      </style:header>
      <style:footer>
        <text:p text:style-name="MP7"><draw:line text:anchor-type="paragraph" draw:z-index="3" draw:style-name="Mgr1" draw:text-style-name="MP8" svg:x1="-0.03cm" svg:y1="0.6cm" svg:x2="18.281cm" svg:y2="0.584cm"><text:p/></draw:line><text:span text:style-name="MT7"> </text:span><text:line-break/><text:span text:style-name="MT8"><text:line-break/></text:span><text:span text:style-name="MT9">Via Garibaldi, 35 – 25020 Pralboino (BS)<text:line-break/></text:span><text:span text:style-name="MT10">Tel.: 030 954649 – fax: 090 9954004 – email: </text:span><text:a xlink:type="simple" xlink:href="mailto:info@poliambulatorisanflaviano.it"><text:span text:style-name="MT11">info@poliambulatorisanflaviano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6T18:41:40</meta:creation-date>
    <meta:editing-duration>PT2M16S</meta:editing-duration>
    <meta:editing-cycles>3</meta:editing-cycles>
    <meta:generator>LibreOffice/3.3$Unix LibreOffice_project/330m19$Build-401</meta:generator>
    <meta:initial-creator>Nicola Riolini</meta:initial-creator>
    <dc:date>2012-02-06T18:43:55</dc:date>
    <dc:creator>Nicola Riolini</dc:creator>
    <meta:document-statistic meta:table-count="7" meta:image-count="3" meta:object-count="0" meta:page-count="2" meta:paragraph-count="94" meta:word-count="208" meta:character-count="1645"/>
    <meta:user-defined meta:name="Info 1"/>
    <meta:user-defined meta:name="Info 2"/>
    <meta:user-defined meta:name="Info 3"/>
    <meta:user-defined meta:name="Info 4"/>
  </office:meta>
</office:document-meta>
</file>